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cadia Code" svg:font-family="'Cascadia Code', 'Droid Sans Mono', monospace, monospace"/>
    <style:font-face style:name="Cascadia Mono" svg:font-family="'Cascadi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052" svg:font-family="P052" style:font-pitch="variable"/>
    <style:font-face style:name="Source Code Pro Medium" svg:font-family="'Source Code Pro Medium'" style:font-pitch="fixed"/>
  </office:font-face-decls>
  <office:automatic-styles>
    <style:style style:name="P1" style:family="paragraph" style:parent-style-name="Standard">
      <style:text-properties style:font-name="P052"/>
    </style:style>
    <style:style style:name="P2" style:family="paragraph" style:parent-style-name="Standard">
      <style:text-properties style:font-name="Cascadia Mono" officeooo:rsid="001acb99" officeooo:paragraph-rsid="001acb99"/>
    </style:style>
    <style:style style:name="P3" style:family="paragraph" style:parent-style-name="Standard">
      <style:text-properties style:font-name="Source Code Pro Medium" fo:font-size="10pt" style:font-size-asian="10pt" style:font-size-complex="10pt"/>
    </style:style>
    <style:style style:name="P4" style:family="paragraph" style:parent-style-name="Standard">
      <style:text-properties style:font-name="Source Code Pro Medium" fo:font-size="10pt" officeooo:rsid="001acb99" officeooo:paragraph-rsid="001acb99" style:font-size-asian="10pt" style:font-size-complex="10pt"/>
    </style:style>
    <style:style style:name="P5" style:family="paragraph" style:parent-style-name="Text_20_body">
      <style:text-properties officeooo:paragraph-rsid="001ba371"/>
    </style:style>
    <style:style style:name="P6" style:family="paragraph" style:parent-style-name="Heading_20_1">
      <style:text-properties style:font-name="P052" officeooo:rsid="001acb99" officeooo:paragraph-rsid="001acb99"/>
    </style:style>
    <style:style style:name="P7" style:family="paragraph" style:parent-style-name="Heading_20_2">
      <style:text-properties style:font-name="P052"/>
    </style:style>
    <style:style style:name="P8" style:family="paragraph" style:parent-style-name="Heading_20_2">
      <style:text-properties style:font-name="P052" officeooo:paragraph-rsid="001ba371"/>
    </style:style>
    <style:style style:name="P9" style:family="paragraph" style:parent-style-name="Standard">
      <style:text-properties style:font-name="P052" officeooo:paragraph-rsid="001ba371"/>
    </style:style>
    <style:style style:name="P10" style:family="paragraph" style:parent-style-name="Standard">
      <style:text-properties style:font-name="Source Code Pro Medium" fo:font-size="10pt" style:font-size-asian="10pt" style:font-size-complex="10pt"/>
    </style:style>
    <style:style style:name="P11" style:family="paragraph" style:parent-style-name="Standard">
      <style:text-properties style:font-name="Source Code Pro Medium" fo:font-size="10pt" officeooo:rsid="001acb99" officeooo:paragraph-rsid="001acb99" style:font-size-asian="10pt" style:font-size-complex="10pt"/>
    </style:style>
    <style:style style:name="P12" style:family="paragraph" style:parent-style-name="Standard">
      <style:text-properties style:font-name="Source Code Pro Medium" fo:font-size="10pt" officeooo:rsid="001acb99" officeooo:paragraph-rsid="001ba371" style:font-size-asian="10pt" style:font-size-complex="10pt"/>
    </style:style>
    <style:style style:name="P13" style:family="paragraph" style:parent-style-name="Standard">
      <style:text-properties style:font-name="Source Code Pro Medium" fo:font-size="10pt" style:font-size-asian="10pt" style:font-size-complex="10pt"/>
    </style:style>
    <style:style style:name="P14" style:family="paragraph" style:parent-style-name="Standard">
      <style:text-properties style:font-name="Source Code Pro Medium" fo:font-size="10pt" officeooo:rsid="001ba371" officeooo:paragraph-rsid="001ba371" style:font-size-asian="10pt" style:font-size-complex="10pt"/>
    </style:style>
    <style:style style:name="P15" style:family="paragraph" style:parent-style-name="Standard">
      <style:text-properties style:font-name="Source Code Pro Medium" fo:font-size="10pt" officeooo:paragraph-rsid="001ba371" style:font-size-asian="10pt" style:font-size-complex="10pt"/>
    </style:style>
    <style:style style:name="P16" style:family="paragraph" style:parent-style-name="Standard">
      <style:text-properties style:font-name="Source Code Pro Medium" fo:font-size="10pt" officeooo:rsid="001acb99" officeooo:paragraph-rsid="001ba371" style:font-size-asian="10pt" style:font-size-complex="10pt"/>
    </style:style>
    <style:style style:name="P17" style:family="paragraph" style:parent-style-name="Standard">
      <style:text-properties officeooo:paragraph-rsid="001ba371"/>
    </style:style>
    <style:style style:name="T1" style:family="text">
      <style:text-properties officeooo:rsid="001acb99"/>
    </style:style>
    <style:style style:name="T2" style:family="text">
      <style:text-properties officeooo:rsid="001ba3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Assignment - <text:span text:style-name="T2">2</text:span></text:h>
      <text:p text:style-name="P1"/>
      <text:p text:style-name="P1">1. Write a program for <text:span text:style-name="T2">sorting a giving array of elements, using the technique of merge sort. The array must be dynamically allocated.</text:span></text:p>
      <text:p text:style-name="Standard"/>
      <text:h text:style-name="P7" text:outline-level="2">Program: </text:h>
      <text:p text:style-name="Standard"/>
      <text:p text:style-name="P3">#include &lt;stdio.h&gt;</text:p>
      <text:p text:style-name="P3">#include &lt;stdlib.h&gt;</text:p>
      <text:p text:style-name="P3">#include &lt;time.h&gt;</text:p>
      <text:p text:style-name="P3"/>
      <text:p text:style-name="P3">void merge(int *ptr, int l, int m, int r)</text:p>
      <text:p text:style-name="P3">{</text:p>
      <text:p text:style-name="P3"><text:s text:c="4"/>int i, j, k;</text:p>
      <text:p text:style-name="P3"><text:s text:c="4"/>int n1 = m - l + 1;</text:p>
      <text:p text:style-name="P3"><text:s text:c="4"/>int n2 = r - m;</text:p>
      <text:p text:style-name="P3"><text:s text:c="2"/></text:p>
      <text:p text:style-name="P3"><text:s text:c="4"/>/* create temp arrays */</text:p>
      <text:p text:style-name="P3"><text:s text:c="4"/>int L[n1], R[n2];</text:p>
      <text:p text:style-name="P3"><text:s text:c="2"/></text:p>
      <text:p text:style-name="P3"><text:s text:c="4"/>/* Copy data to temp arrays L[] and R[] */</text:p>
      <text:p text:style-name="P3"><text:s text:c="4"/>for (i = 0; i &lt; n1; i++)</text:p>
      <text:p text:style-name="P3"><text:s text:c="8"/>L[i] = ptr[l + i];</text:p>
      <text:p text:style-name="P3"><text:s text:c="4"/>for (j = 0; j &lt; n2; j++)</text:p>
      <text:p text:style-name="P3"><text:s text:c="8"/>R[j] = ptr[m + 1 + j];</text:p>
      <text:p text:style-name="P3"><text:s text:c="2"/></text:p>
      <text:p text:style-name="P3"><text:s text:c="4"/>/* Merge the temp arrays back into arr[l..r]*/</text:p>
      <text:p text:style-name="P3"><text:s text:c="4"/>i = 0; // Initial index of first subarray</text:p>
      <text:p text:style-name="P3"><text:s text:c="4"/>j = 0; // Initial index of second subarray</text:p>
      <text:p text:style-name="P3"><text:s text:c="4"/>k = l; // Initial index of merged subarray</text:p>
      <text:p text:style-name="P3"><text:s text:c="4"/>while (i &lt; n1 &amp;&amp; j &lt; n2) {</text:p>
      <text:p text:style-name="P3"><text:s text:c="8"/>if (L[i] &lt;= R[j]) {</text:p>
      <text:p text:style-name="P3"><text:s text:c="12"/>ptr[k] = L[i];</text:p>
      <text:p text:style-name="P3"><text:s text:c="12"/>i++;</text:p>
      <text:p text:style-name="P3"><text:s text:c="8"/>}</text:p>
      <text:p text:style-name="P3"><text:s text:c="8"/>else {</text:p>
      <text:p text:style-name="P3"><text:s text:c="12"/>ptr[k] = R[j];</text:p>
      <text:p text:style-name="P3"><text:s text:c="12"/>j++;</text:p>
      <text:p text:style-name="P3"><text:s text:c="8"/>}</text:p>
      <text:p text:style-name="P3"><text:s text:c="8"/>k++;</text:p>
      <text:p text:style-name="P3"><text:s text:c="4"/>}</text:p>
      <text:p text:style-name="P3"><text:s text:c="2"/></text:p>
      <text:p text:style-name="P3"><text:s text:c="4"/>/* Copy the remaining elements of L[], if there</text:p>
      <text:p text:style-name="P3"><text:s text:c="4"/>are any */</text:p>
      <text:p text:style-name="P3"><text:s text:c="4"/>while (i &lt; n1) {</text:p>
      <text:p text:style-name="P3"><text:s text:c="8"/>ptr[k] = L[i];</text:p>
      <text:p text:style-name="P3"><text:s text:c="8"/>i++;</text:p>
      <text:p text:style-name="P3"><text:s text:c="8"/>k++;</text:p>
      <text:p text:style-name="P3"><text:s text:c="4"/>}</text:p>
      <text:p text:style-name="P3"><text:soft-page-break/><text:s text:c="2"/></text:p>
      <text:p text:style-name="P3"><text:s text:c="4"/>/* Copy the remaining elements of R[], if there</text:p>
      <text:p text:style-name="P3"><text:s text:c="4"/>are any */</text:p>
      <text:p text:style-name="P3"><text:s text:c="4"/>while (j &lt; n2) {</text:p>
      <text:p text:style-name="P3"><text:s text:c="8"/>ptr[k] = R[j];</text:p>
      <text:p text:style-name="P3"><text:s text:c="8"/>j++;</text:p>
      <text:p text:style-name="P3"><text:s text:c="8"/>k++;</text:p>
      <text:p text:style-name="P3"><text:s text:c="4"/>}</text:p>
      <text:p text:style-name="P3">}</text:p>
      <text:p text:style-name="P3"/>
      <text:p text:style-name="P3">void merge_sort(int *ptr, int l, int r) {</text:p>
      <text:p text:style-name="P3"><text:s text:c="4"/>if (l &lt; r) {</text:p>
      <text:p text:style-name="P3"><text:s text:c="8"/>int m = l + (r - l) / 2;</text:p>
      <text:p text:style-name="P3"/>
      <text:p text:style-name="P3"><text:tab/><text:tab/>merge_sort(ptr, l, m);</text:p>
      <text:p text:style-name="P3"><text:tab/><text:tab/>merge_sort(ptr, m + 1, r);</text:p>
      <text:p text:style-name="P3"/>
      <text:p text:style-name="P3"><text:tab/><text:tab/>merge(ptr, l, m, r);</text:p>
      <text:p text:style-name="P3"><text:s text:c="4"/>}</text:p>
      <text:p text:style-name="P3">}</text:p>
      <text:p text:style-name="P3"/>
      <text:p text:style-name="P3">int main() {</text:p>
      <text:p text:style-name="P3"><text:tab/>int i, <text:s/>*ptr, max, start_t, end_t, l, r, m; <text:s text:c="6"/></text:p>
      <text:p text:style-name="P3"><text:tab/>double total;</text:p>
      <text:p text:style-name="P3"/>
      <text:p text:style-name="P3"><text:s text:c="4"/>// max stores the numbers of elements to be stored in the array.</text:p>
      <text:p text:style-name="P3"><text:s text:c="4"/></text:p>
      <text:p text:style-name="P3"><text:s text:c="4"/>printf("Enter number of elements: ");</text:p>
      <text:p text:style-name="P3"><text:s text:c="4"/>scanf("%d", &amp;max);</text:p>
      <text:p text:style-name="P3"><text:s text:c="4"/></text:p>
      <text:p text:style-name="P3"><text:s text:c="4"/>ptr = (int*)malloc(max * sizeof(int));</text:p>
      <text:p text:style-name="P3"><text:s text:c="4"/></text:p>
      <text:p text:style-name="P3"><text:s text:c="4"/>if (ptr == NULL) {</text:p>
      <text:p text:style-name="P3"><text:s text:c="8"/>printf("Memory allocation harshil.\n");</text:p>
      <text:p text:style-name="P3"><text:s text:c="8"/>exit(0);</text:p>
      <text:p text:style-name="P3"><text:s text:c="4"/>}</text:p>
      <text:p text:style-name="P3"><text:s text:c="4"/>else {</text:p>
      <text:p text:style-name="P3"><text:s text:c="8"/>printf("Memory allocation sucessful.\n");</text:p>
      <text:p text:style-name="P3"><text:s text:c="8"/>printf("Enter the elements:\n");</text:p>
      <text:p text:style-name="P3"><text:s text:c="8"/></text:p>
      <text:p text:style-name="P3"><text:s text:c="8"/>for (i = 0; i &lt; max; ++i) {</text:p>
      <text:p text:style-name="P3"><text:s text:c="12"/>printf("Enter element number[%d]: ", i);</text:p>
      <text:p text:style-name="P3"><text:tab/><text:tab/><text:tab/>scanf("%d", &amp;ptr[i]);</text:p>
      <text:p text:style-name="P3"><text:s text:c="8"/>}</text:p>
      <text:p text:style-name="P3"/>
      <text:p text:style-name="P3"><text:tab/><text:tab/>for (i = 0; i &lt; max; ++i)</text:p>
      <text:p text:style-name="P3"><text:tab/><text:tab/><text:tab/>printf("| %d ", ptr[i]);</text:p>
      <text:p text:style-name="P3"><text:s text:c="8"/>printf(" |\n");</text:p>
      <text:p text:style-name="P3"><text:s text:c="4"/>}</text:p>
      <text:p text:style-name="P3"><text:s text:c="4"/></text:p>
      <text:p text:style-name="P3"><text:s text:c="4"/>l = 0; r = max - 1; m = l+r/2;</text:p>
      <text:p text:style-name="P3"><text:s text:c="4"/></text:p>
      <text:p text:style-name="P3"><text:s text:c="4"/>// call the merge function</text:p>
      <text:p text:style-name="P3"><text:soft-page-break/><text:tab/>start_t = clock();</text:p>
      <text:p text:style-name="P3"><text:tab/>{</text:p>
      <text:p text:style-name="P3"><text:tab/><text:tab/>merge_sort(ptr, 0, max - 1);</text:p>
      <text:p text:style-name="P3"><text:tab/>}</text:p>
      <text:p text:style-name="P14"><text:tab/>end_t = clock();</text:p>
      <text:p text:style-name="P3"><text:tab/>total = (double)(end_t - start_t);</text:p>
      <text:p text:style-name="P3"><text:tab/></text:p>
      <text:p text:style-name="P3"><text:tab/>//<text:tab/>printf("Time taken by your desired function is: %f\n", total);</text:p>
      <text:p text:style-name="P3"><text:tab/></text:p>
      <text:p text:style-name="P3"><text:tab/>printf("Sorted array:\n");</text:p>
      <text:p text:style-name="P3"><text:tab/>for (i = 0; i &lt; max; ++i)</text:p>
      <text:p text:style-name="P3"><text:tab/><text:tab/><text:tab/>printf("| %d ", ptr[i]);</text:p>
      <text:p text:style-name="P3"><text:s text:c="4"/>printf(" |\n");</text:p>
      <text:p text:style-name="P3"><text:s text:c="4"/></text:p>
      <text:p text:style-name="P3"><text:s text:c="3"/><text:tab/>printf("Time taken by your desired function is: %f\n", total);</text:p>
      <text:p text:style-name="P3"><text:tab/>return 0;<text:tab/></text:p>
      <text:p text:style-name="P3">}</text:p>
      <text:p text:style-name="P3"/>
      <text:h text:style-name="P7" text:outline-level="2">Output: </text:h>
      <text:p text:style-name="P2"/>
      <text:p text:style-name="P4">Enter number of elements: 10</text:p>
      <text:p text:style-name="P4">Memory allocation successful.</text:p>
      <text:p text:style-name="P4">Enter the elements:</text:p>
      <text:p text:style-name="P4">Enter element number[0]: 45</text:p>
      <text:p text:style-name="P4">Enter element number[1]: 554 </text:p>
      <text:p text:style-name="P4">Enter element number[2]: 238</text:p>
      <text:p text:style-name="P4">Enter element number[3]: 482</text:p>
      <text:p text:style-name="P4">Enter element number[4]: 4873</text:p>
      <text:p text:style-name="P4">Enter element number[5]: 28</text:p>
      <text:p text:style-name="P4">Enter element number[6]: 477</text:p>
      <text:p text:style-name="P4">Enter element number[7]: 0</text:p>
      <text:p text:style-name="P4">Enter element number[8]: 037</text:p>
      <text:p text:style-name="P4">Enter element number[9]: 47</text:p>
      <text:p text:style-name="P4">| 45 | 554 | 238 | 482 | 4873 | 28 | 477 | 0 | 37 | 47 <text:s/>|</text:p>
      <text:p text:style-name="P4">Sorted array:</text:p>
      <text:p text:style-name="P4">| 0 | 28 | 37 | 45 | 47 | 238 | 477 | 482 | 554 | 4873 <text:s/>|</text:p>
      <text:p text:style-name="P4">Time taken by your desired function is: 4.000000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<text:span text:style-name="T2">2</text:span>. Write a program for <text:span text:style-name="T2">sorting a giving array of elements, using the technique of quick sort. The array must be dynamically allocated.</text:span></text:p>
      <text:p text:style-name="P17"/>
      <text:h text:style-name="P8" text:outline-level="2">Program: </text:h>
      <text:p text:style-name="P17"/>
      <text:p text:style-name="P15">#include &lt;stdio.h&gt;</text:p>
      <text:p text:style-name="P15">#include &lt;stdlib.h&gt;</text:p>
      <text:p text:style-name="P15">#include&lt;time.h&gt;</text:p>
      <text:p text:style-name="P15"/>
      <text:p text:style-name="P15">void print(int arr[], int n) {</text:p>
      <text:p text:style-name="P15"><text:s text:c="4"/>int i;</text:p>
      <text:p text:style-name="P15"><text:s text:c="4"/>for (i = 0; i &lt; n; i++)</text:p>
      <text:p text:style-name="P15"><text:s text:c="8"/>printf("| %d ", arr[i]);</text:p>
      <text:p text:style-name="P15"/>
      <text:p text:style-name="P15"><text:tab/>printf(" |\n");</text:p>
      <text:p text:style-name="P15">}</text:p>
      <text:p text:style-name="P15"/>
      <text:p text:style-name="P15">int partition(int arr[], int low, int high) {</text:p>
      <text:p text:style-name="P15"><text:s text:c="4"/>int pivot, i, j, temp;</text:p>
      <text:p text:style-name="P15"><text:s text:c="4"/>pivot = arr[low];</text:p>
      <text:p text:style-name="P15"><text:s text:c="4"/>i = low + 1;</text:p>
      <text:p text:style-name="P15"><text:s text:c="4"/>j = high;</text:p>
      <text:p text:style-name="P15"><text:s text:c="4"/>do</text:p>
      <text:p text:style-name="P15"><text:s text:c="4"/>{</text:p>
      <text:p text:style-name="P15"/>
      <text:p text:style-name="P15"><text:s text:c="8"/>while (arr[i] &lt;= pivot)</text:p>
      <text:p text:style-name="P15"><text:s text:c="8"/>{</text:p>
      <text:p text:style-name="P15"><text:s text:c="12"/>i++;</text:p>
      <text:p text:style-name="P15"><text:s text:c="8"/>}</text:p>
      <text:p text:style-name="P15"><text:s text:c="8"/>while (arr[j] &gt; pivot)</text:p>
      <text:p text:style-name="P15"><text:s text:c="8"/>{</text:p>
      <text:p text:style-name="P15"><text:s text:c="12"/>j--;</text:p>
      <text:p text:style-name="P15"><text:s text:c="8"/>}</text:p>
      <text:p text:style-name="P15"><text:s text:c="8"/>if (i &lt; j)</text:p>
      <text:p text:style-name="P15"><text:s text:c="8"/>{</text:p>
      <text:p text:style-name="P15"><text:s text:c="12"/>temp = arr[i];</text:p>
      <text:p text:style-name="P15"><text:s text:c="12"/>arr[i] = arr[j];</text:p>
      <text:p text:style-name="P15"><text:s text:c="12"/>arr[j] = temp;</text:p>
      <text:p text:style-name="P15"><text:s text:c="8"/>}</text:p>
      <text:p text:style-name="P15"><text:s text:c="4"/>} while (i &lt; j);</text:p>
      <text:p text:style-name="P15"><text:s text:c="4"/>temp = arr[low];</text:p>
      <text:p text:style-name="P15"><text:s text:c="4"/>arr[low] = arr[j];</text:p>
      <text:p text:style-name="P15"><text:s text:c="4"/>arr[j] = temp;</text:p>
      <text:p text:style-name="P15"/>
      <text:p text:style-name="P15"><text:s text:c="4"/>return j;</text:p>
      <text:p text:style-name="P15">}</text:p>
      <text:p text:style-name="P15"/>
      <text:p text:style-name="P15">void quicksort(int arr[], int low, int high) {</text:p>
      <text:p text:style-name="P15"><text:s text:c="4"/>int partition_index;</text:p>
      <text:p text:style-name="P15"><text:s text:c="4"/>if (low &lt; high)</text:p>
      <text:p text:style-name="P15"><text:s text:c="4"/>{</text:p>
      <text:p text:style-name="P15"><text:soft-page-break/><text:s text:c="8"/>partition_index = partition(arr, low, high);</text:p>
      <text:p text:style-name="P15"><text:s text:c="8"/>quicksort(arr, low, <text:s/>partition_index - 1);</text:p>
      <text:p text:style-name="P15"><text:s text:c="8"/>quicksort(arr, <text:s/>partition_index + 1, high);</text:p>
      <text:p text:style-name="P15"><text:s text:c="4"/>}</text:p>
      <text:p text:style-name="P15">}</text:p>
      <text:p text:style-name="P15"/>
      <text:p text:style-name="P15">int main() {</text:p>
      <text:p text:style-name="P15"><text:s text:c="4"/>int *arr, i = 0, n, start_t, end_t;</text:p>
      <text:p text:style-name="P15"><text:s text:c="4"/>double total;</text:p>
      <text:p text:style-name="P15"/>
      <text:p text:style-name="P15"><text:s text:c="4"/>printf("Enter number of elements: ");</text:p>
      <text:p text:style-name="P15"><text:s text:c="4"/>scanf("%d",&amp;n);</text:p>
      <text:p text:style-name="P15"/>
      <text:p text:style-name="P15"><text:s text:c="4"/>arr=(int*)malloc(n*sizeof(int));</text:p>
      <text:p text:style-name="P15"/>
      <text:p text:style-name="P15"><text:s text:c="4"/>if(arr==NULL) {</text:p>
      <text:p text:style-name="P15"><text:s text:c="8"/>printf("Memory allocation failed.\n");</text:p>
      <text:p text:style-name="P15"><text:s text:c="8"/>exit(0);</text:p>
      <text:p text:style-name="P15"><text:s text:c="4"/>}</text:p>
      <text:p text:style-name="P15"/>
      <text:p text:style-name="P15"><text:s text:c="4"/>else </text:p>
      <text:p text:style-name="P15"><text:s text:c="8"/>for(i=0;i&lt;n;i++) {</text:p>
      <text:p text:style-name="P15"><text:tab/><text:tab/><text:tab/>printf("Enter element number[%d]: ", i);</text:p>
      <text:p text:style-name="P15"><text:tab/><text:tab/><text:tab/>scanf("%d",&amp;arr[i]);</text:p>
      <text:p text:style-name="P15"><text:tab/><text:tab/>}</text:p>
      <text:p text:style-name="P15"/>
      <text:p text:style-name="P15"><text:s text:c="4"/>print(arr, n);</text:p>
      <text:p text:style-name="P15"/>
      <text:p text:style-name="P15"><text:s text:c="4"/>start_t=clock();</text:p>
      <text:p text:style-name="P15"><text:s text:c="4"/>{</text:p>
      <text:p text:style-name="P15"><text:tab/> <text:s text:c="3"/>quicksort(arr, 0, n - 1);</text:p>
      <text:p text:style-name="P15"><text:s text:c="4"/>}</text:p>
      <text:p text:style-name="P15"><text:s text:c="4"/>end_t=clock(); <text:s text:c="3"/></text:p>
      <text:p text:style-name="P15"><text:tab/>total=(double)(end_t - start_t);</text:p>
      <text:p text:style-name="P15"/>
      <text:p text:style-name="P15"><text:tab/>printf("Sorted array:\n");</text:p>
      <text:p text:style-name="P15"><text:s text:c="4"/>print(arr, n);</text:p>
      <text:p text:style-name="P15"><text:tab/></text:p>
      <text:p text:style-name="P15"><text:tab/>printf("Time taken by the function %f\n",total);</text:p>
      <text:p text:style-name="P15"><text:s text:c="4"/></text:p>
      <text:p text:style-name="P15"><text:tab/>return 0;</text:p>
      <text:p text:style-name="P15">}</text:p>
      <text:p text:style-name="P15"/>
      <text:h text:style-name="P8" text:outline-level="2">Output: </text:h>
      <text:p text:style-name="P5"/>
      <text:p text:style-name="P12">Enter number of elements: 10</text:p>
      <text:p text:style-name="P12">Enter element number[0]: 45</text:p>
      <text:p text:style-name="P12">Enter element number[1]: 554</text:p>
      <text:p text:style-name="P12">Enter element number[2]: 238</text:p>
      <text:p text:style-name="P12">Enter element number[3]: 482</text:p>
      <text:p text:style-name="P12">Enter element number[4]: 4873</text:p>
      <text:p text:style-name="P12"><text:soft-page-break/>Enter element number[5]: 28</text:p>
      <text:p text:style-name="P12">Enter element number[6]: 477</text:p>
      <text:p text:style-name="P12">Enter element number[7]: 0</text:p>
      <text:p text:style-name="P12">Enter element number[8]: 037</text:p>
      <text:p text:style-name="P12">Enter element number[9]: 47</text:p>
      <text:p text:style-name="P12">| 45 | 554 | 238 | 482 | 4873 | 28 | 477 | 0 | 37 | 47 <text:s/>|</text:p>
      <text:p text:style-name="P12">Sorted array:</text:p>
      <text:p text:style-name="P12">| 0 | 28 | 37 | 45 | 47 | 238 | 477 | 482 | 554 | 4873 <text:s/>|</text:p>
      <text:p text:style-name="P12">Time taken by the function 4.000000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cadia Code" svg:font-family="'Cascadia Code', 'Droid Sans Mono', monospace, monospace"/>
    <style:font-face style:name="Cascadia Mono" svg:font-family="'Cascadia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052" svg:font-family="P052" style:font-pitch="variable"/>
    <style:font-face style:name="Source Code Pro Medium" svg:font-family="'Source Code Pro Medium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9:16:56.710441627</meta:creation-date>
    <dc:date>2023-03-14T21:57:29.987137270</dc:date>
    <meta:editing-duration>PT18M36S</meta:editing-duration>
    <meta:editing-cycles>2</meta:editing-cycles>
    <meta:generator>LibreOffice/7.4.5.1$Linux_X86_64 LibreOffice_project/40$Build-1</meta:generator>
    <meta:document-statistic meta:table-count="0" meta:image-count="0" meta:object-count="0" meta:page-count="6" meta:paragraph-count="218" meta:word-count="836" meta:character-count="5077" meta:non-whitespace-character-count="3638"/>
  </office:meta>
</office:document-meta>
</file>